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" svg:font-family="Avenir" style:font-pitch="variable"/>
    <style:font-face style:name="Celestia Antiqua Std" svg:font-family="'Celestia Antiqua Std'" style:font-pitch="variable"/>
    <style:font-face style:name="Cochin" svg:font-family="Cochin" style:font-pitch="variable"/>
    <style:font-face style:name="Futura" svg:font-family="Futura" style:font-pitch="variable"/>
    <style:font-face style:name="Futura (Light)" svg:font-family="'Futura (Light)'" style:font-pitch="variable"/>
    <style:font-face style:name="Myriad Pro" svg:font-family="'Myriad Pro'" style:font-pitch="variable"/>
    <style:font-face style:name="Noteworthy1" svg:font-family="Noteworthy" style:font-pitch="variable"/>
    <style:font-face style:name="Noteworthy" svg:font-family="Noteworthy" style:font-adornments="Bold" style:font-pitch="variable"/>
    <style:font-face style:name="Optima" svg:font-family="Optima" style:font-pitch="variable"/>
    <style:font-face style:name="Source Code Pro" svg:font-family="'Source Code Pro'" style:font-pitch="variable"/>
    <style:font-face style:name="Space Age" svg:font-family="'Space Age'" style:font-pitch="variable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cala Sans" svg:font-family="'Scala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elestia Antiqua Std" fo:font-size="77pt" officeooo:rsid="001734e9" officeooo:paragraph-rsid="001734e9" style:font-size-asian="77pt" style:font-size-complex="77pt"/>
    </style:style>
    <style:style style:name="P2" style:family="paragraph" style:parent-style-name="Standard">
      <style:text-properties style:font-name="Scala Sans" fo:font-size="62pt" officeooo:rsid="001ddb6b" officeooo:paragraph-rsid="001ddb6b" style:font-size-asian="62pt" style:font-size-complex="62pt"/>
    </style:style>
    <style:style style:name="T1" style:family="text">
      <style:text-properties style:font-name="Futura (Light)"/>
    </style:style>
    <style:style style:name="T2" style:family="text">
      <style:text-properties style:font-name="Futura (Light)" fo:font-size="56pt" fo:font-weight="normal" style:font-size-asian="56pt" style:font-weight-asian="normal" style:font-size-complex="56pt" style:font-weight-complex="normal"/>
    </style:style>
    <style:style style:name="T3" style:family="text">
      <style:text-properties style:font-name="Futura (Light)" fo:font-size="56pt" fo:font-weight="normal" officeooo:rsid="001ddb6b" style:font-size-asian="56pt" style:font-weight-asian="normal" style:font-size-complex="56pt" style:font-weight-complex="normal"/>
    </style:style>
    <style:style style:name="T4" style:family="text">
      <style:text-properties style:font-name="Futura (Light)" fo:font-size="56pt" fo:font-weight="normal" officeooo:rsid="001b52bc" style:font-size-asian="56pt" style:font-weight-asian="normal" style:font-size-complex="56pt" style:font-weight-complex="normal"/>
    </style:style>
    <style:style style:name="T5" style:family="text">
      <style:text-properties style:font-name="Futura (Light)" officeooo:rsid="001ddb6b"/>
    </style:style>
    <style:style style:name="T6" style:family="text">
      <style:text-properties style:font-name="Futura (Light)" fo:font-size="60pt" fo:font-weight="normal" style:font-size-asian="60pt" style:font-weight-asian="normal" style:font-size-complex="60pt" style:font-weight-complex="normal"/>
    </style:style>
    <style:style style:name="T7" style:family="text">
      <style:text-properties style:font-name="Futura (Light)" fo:font-size="64pt" fo:font-weight="normal" style:font-size-asian="64pt" style:font-weight-asian="normal" style:font-size-complex="64pt" style:font-weight-complex="normal"/>
    </style:style>
    <style:style style:name="T8" style:family="text">
      <style:text-properties style:font-name="Scala Sans"/>
    </style:style>
    <style:style style:name="T9" style:family="text">
      <style:text-properties style:font-name="Noteworthy1" fo:font-size="63pt" fo:font-weight="normal" style:font-size-asian="63pt" style:font-weight-asian="normal" style:font-size-complex="63pt" style:font-weight-complex="normal"/>
    </style:style>
    <style:style style:name="T10" style:family="text">
      <style:text-properties fo:font-size="58pt" style:font-size-asian="58pt" style:font-size-complex="58pt"/>
    </style:style>
    <style:style style:name="T11" style:family="text">
      <style:text-properties fo:font-size="50pt" style:font-size-asian="50pt" style:font-size-complex="50pt"/>
    </style:style>
    <style:style style:name="T12" style:family="text">
      <style:text-properties fo:font-size="56pt" style:font-size-asian="56pt" style:font-size-complex="56pt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53pt" style:font-size-asian="53pt" style:font-size-complex="53pt"/>
    </style:style>
    <style:style style:name="T15" style:family="text">
      <style:text-properties fo:font-size="53.5pt" style:font-size-asian="53.5pt" style:font-size-complex="5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5">Iulia Martina Bulai</text:span><text:span text:style-name="T4"><text:line-break/></text:span><text:span text:style-name="T7">bulai@dei.unipd.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" svg:font-family="Avenir" style:font-pitch="variable"/>
    <style:font-face style:name="Celestia Antiqua Std" svg:font-family="'Celestia Antiqua Std'" style:font-pitch="variable"/>
    <style:font-face style:name="Cochin" svg:font-family="Cochin" style:font-pitch="variable"/>
    <style:font-face style:name="Futura" svg:font-family="Futura" style:font-pitch="variable"/>
    <style:font-face style:name="Futura (Light)" svg:font-family="'Futura (Light)'" style:font-pitch="variable"/>
    <style:font-face style:name="Myriad Pro" svg:font-family="'Myriad Pro'" style:font-pitch="variable"/>
    <style:font-face style:name="Noteworthy1" svg:font-family="Noteworthy" style:font-pitch="variable"/>
    <style:font-face style:name="Noteworthy" svg:font-family="Noteworthy" style:font-adornments="Bold" style:font-pitch="variable"/>
    <style:font-face style:name="Optima" svg:font-family="Optima" style:font-pitch="variable"/>
    <style:font-face style:name="Source Code Pro" svg:font-family="'Source Code Pro'" style:font-pitch="variable"/>
    <style:font-face style:name="Space Age" svg:font-family="'Space Age'" style:font-pitch="variable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cala Sans" svg:font-family="'Scala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5:17:04.389957000</meta:creation-date>
    <dc:date>2017-12-09T12:05:46.514354000</dc:date>
    <meta:editing-duration>PT10M27S</meta:editing-duration>
    <meta:editing-cycles>4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" meta:word-count="4" meta:character-count="38" meta:non-whitespace-character-count="35"/>
  </office:meta>
</office:document-meta>
</file>